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48in"/>
        </style:tab-stops>
      </style:paragraph-properties>
      <style:text-properties fo:font-weight="normal" officeooo:rsid="001a74a2" officeooo:paragraph-rsid="001a74a2" style:font-weight-asian="normal" style:font-weight-complex="normal"/>
    </style:style>
    <style:style style:name="P2" style:family="paragraph" style:parent-style-name="Standard">
      <style:paragraph-properties fo:text-align="justify" style:justify-single-word="false">
        <style:tab-stops>
          <style:tab-stop style:position="2.248in"/>
        </style:tab-stops>
      </style:paragraph-properties>
      <style:text-properties fo:font-weight="normal" officeooo:rsid="001c14f3" officeooo:paragraph-rsid="001c14f3" style:font-weight-asian="normal" style:font-weight-complex="normal"/>
    </style:style>
    <style:style style:name="P3" style:family="paragraph" style:parent-style-name="Standard">
      <style:paragraph-properties fo:text-align="justify" style:justify-single-word="false">
        <style:tab-stops>
          <style:tab-stop style:position="2.248in"/>
        </style:tab-stops>
      </style:paragraph-properties>
      <style:text-properties fo:font-weight="normal" officeooo:rsid="001c14f3" officeooo:paragraph-rsid="001c7e8f" style:font-weight-asian="normal" style:font-weight-complex="normal"/>
    </style:style>
    <style:style style:name="P4" style:family="paragraph" style:parent-style-name="Standard">
      <style:paragraph-properties fo:text-align="justify" style:justify-single-word="false">
        <style:tab-stops>
          <style:tab-stop style:position="2.248in"/>
        </style:tab-stops>
      </style:paragraph-properties>
      <style:text-properties fo:font-weight="normal" officeooo:rsid="001c7e8f" officeooo:paragraph-rsid="001c7e8f" style:font-weight-asian="normal" style:font-weight-complex="normal"/>
    </style:style>
    <style:style style:name="P5" style:family="paragraph" style:parent-style-name="Standard">
      <style:paragraph-properties fo:text-align="justify" style:justify-single-word="false">
        <style:tab-stops>
          <style:tab-stop style:position="2.248in"/>
        </style:tab-stops>
      </style:paragraph-properties>
      <style:text-properties fo:font-weight="normal" officeooo:rsid="00196a51" officeooo:paragraph-rsid="001a476b" style:font-weight-asian="normal" style:font-weight-complex="normal"/>
    </style:style>
    <style:style style:name="P6" style:family="paragraph" style:parent-style-name="Standard">
      <style:paragraph-properties fo:text-align="justify" style:justify-single-word="false"/>
      <style:text-properties fo:font-weight="normal" officeooo:rsid="001c85c0" officeooo:paragraph-rsid="001c85c0" style:font-weight-asian="normal" style:font-weight-complex="normal"/>
    </style:style>
    <style:style style:name="P7" style:family="paragraph" style:parent-style-name="Standard">
      <style:paragraph-properties fo:text-align="justify" style:justify-single-word="false">
        <style:tab-stops>
          <style:tab-stop style:position="2.248in"/>
        </style:tab-stops>
      </style:paragraph-properties>
      <style:text-properties fo:font-weight="bold" officeooo:rsid="001c14f3" officeooo:paragraph-rsid="001c14f3" style:font-weight-asian="bold" style:font-weight-complex="bold"/>
    </style:style>
    <style:style style:name="P8" style:family="paragraph" style:parent-style-name="Standard">
      <style:paragraph-properties fo:text-align="justify" style:justify-single-word="false">
        <style:tab-stops>
          <style:tab-stop style:position="2.248in"/>
        </style:tab-stops>
      </style:paragraph-properties>
      <style:text-properties fo:font-weight="bold" officeooo:rsid="001610ef" officeooo:paragraph-rsid="001610ef" style:font-weight-asian="bold" style:font-weight-complex="bold"/>
    </style:style>
    <style:style style:name="P9" style:family="paragraph" style:parent-style-name="Standard">
      <style:paragraph-properties fo:text-align="justify" style:justify-single-word="false">
        <style:tab-stops>
          <style:tab-stop style:position="2.248in"/>
        </style:tab-stops>
      </style:paragraph-properties>
      <style:text-properties fo:font-weight="bold" officeooo:rsid="001852d2" officeooo:paragraph-rsid="001852d2" style:font-weight-asian="bold" style:font-weight-complex="bold"/>
    </style:style>
    <style:style style:name="P10" style:family="paragraph" style:parent-style-name="Standard">
      <style:paragraph-properties fo:text-align="justify" style:justify-single-word="false">
        <style:tab-stops>
          <style:tab-stop style:position="2.248in"/>
        </style:tab-stops>
      </style:paragraph-properties>
      <style:text-properties fo:font-weight="bold" officeooo:rsid="001a74a2" officeooo:paragraph-rsid="001a74a2" style:font-weight-asian="bold" style:font-weight-complex="bold"/>
    </style:style>
    <style:style style:name="P11" style:family="paragraph" style:parent-style-name="Standard">
      <style:paragraph-properties fo:text-align="justify" style:justify-single-word="false">
        <style:tab-stops>
          <style:tab-stop style:position="2.248in"/>
        </style:tab-stops>
      </style:paragraph-properties>
      <style:text-properties officeooo:rsid="001610ef" officeooo:paragraph-rsid="001610ef"/>
    </style:style>
    <style:style style:name="P12" style:family="paragraph" style:parent-style-name="Standard">
      <style:paragraph-properties fo:text-align="justify" style:justify-single-word="false">
        <style:tab-stops>
          <style:tab-stop style:position="2.248in"/>
        </style:tab-stops>
      </style:paragraph-properties>
      <style:text-properties officeooo:rsid="00179ad1" officeooo:paragraph-rsid="00179ad1"/>
    </style:style>
    <style:style style:name="P13" style:family="paragraph" style:parent-style-name="Standard">
      <style:paragraph-properties fo:text-align="justify" style:justify-single-word="false">
        <style:tab-stops>
          <style:tab-stop style:position="1.6602in"/>
          <style:tab-stop style:position="2.248in"/>
        </style:tab-stops>
      </style:paragraph-properties>
      <style:text-properties officeooo:rsid="001852d2" officeooo:paragraph-rsid="001852d2"/>
    </style:style>
    <style:style style:name="P14" style:family="paragraph" style:parent-style-name="Standard">
      <style:paragraph-properties fo:text-align="justify" style:justify-single-word="false">
        <style:tab-stops>
          <style:tab-stop style:position="2.248in"/>
        </style:tab-stops>
      </style:paragraph-properties>
      <style:text-properties officeooo:rsid="001852d2" officeooo:paragraph-rsid="001852d2"/>
    </style:style>
    <style:style style:name="T1" style:family="text">
      <style:text-properties officeooo:rsid="00179ad1"/>
    </style:style>
    <style:style style:name="T2" style:family="text">
      <style:text-properties officeooo:rsid="001a476b"/>
    </style:style>
    <style:style style:name="T3" style:family="text">
      <style:text-properties officeooo:rsid="001c7e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beraciones.</text:p>
      <text:p text:style-name="P11">Se debe contar con un producto mínimo viable, para ser entrega a quien lo va a usar lo más pronto posible, el objetivo es recibir <text:span text:style-name="T1">retro-alimentación</text:span> para <text:span text:style-name="T1">satisfacer al cliente.</text:span></text:p>
      <text:p text:style-name="P12">Permite que te centres en lo que realmente le da valor al producto, aunque sólo se tenga un 20 del trabajo.</text:p>
      <text:p text:style-name="P13">La ventaja de scrum es que no se centra en una lista de cosas por entregar como un todo, sino que se centra en lo que realmente es valioso, lo que las personas quieren o necesitan.</text:p>
      <text:p text:style-name="P14"/>
      <text:p text:style-name="P9">Dinero para nada y el cambio de forma gratuita</text:p>
      <text:p text:style-name="P5">Limitar el el número de cambios ocasiona que se limite el costo asociados con ellos. El problema de reducir los cambios es que se limita el aprendizaje, la innovación y la creatividad. <text:span text:style-name="T2"><text:s/>Sin los cambios no habría ningún valor en el proyecto.</text:span></text:p>
      <text:p text:style-name="P1">En scrum todos trabajan hacia el mismo objetivo y con la misma visión: ofrecer un valor real tan rápido como sea posible. </text:p>
      <text:p text:style-name="P1"/>
      <text:p text:style-name="P10">Riesgos</text:p>
      <text:p text:style-name="P1">Existen tres tipos de riesgos: de mercado, técnicos y financieros.</text:p>
      <text:p text:style-name="P2">Mercado: </text:p>
      <text:p text:style-name="P2">Técnicos: La cuestión de si en realidad es posible construir lo que quiere el cliente o es un asunto difícil.</text:p>
      <text:p text:style-name="P2">Financieros: La causa por la que muchas compañías fracasan.</text:p>
      <text:p text:style-name="P2"/>
      <text:p text:style-name="P2">Al poner versiones incrementales frente a los clientes de forma rápida, encontrará lo que sus clientes valoran y lo que están dispuestos a pagar.</text:p>
      <text:p text:style-name="P2"/>
      <text:p text:style-name="P7">Aquí esta que vas a hacer mañana</text:p>
      <text:p text:style-name="P2">habla acerca de que en scrum siempre sabes en que estas trabajando y en que vas a continuar trabajando para realizar el proyecto, de manera que se realice el trabajo de forma transparente con la organización.</text:p>
      <text:p text:style-name="P2"/>
      <text:p text:style-name="P7">El camino</text:p>
      <text:p text:style-name="P2">Hacer una lista y verificarla dos veces. Crear una lista de todas las cosas que deberían ser posiblemente hechas en un proyecto. Se deben priorizar. Acomodar en el backlog de manera ordenada del mayor al menor.</text:p>
      <text:p text:style-name="P3">El propietario del prodcuto. Debe traducir la visión en el backlog. Necesita entender el caso de negocio, el mercado y el cliente. <text:span text:style-name="T3">Tiene conocimientos del dominio y el poder de tomar las decisiones finales. Él o ella está disponible para responder preguntas y es responsable de la entrega de valor.</text:span></text:p>
      <text:p text:style-name="P3">Un líder no es un jefe. <text:span text:style-name="T3">Un propietario del producto establece lo que hay que hacer y por qué. ¿Cómo logra el equipo y que logra es hasta el equipo.</text:span></text:p>
      <text:p text:style-name="P4">Observar, Orientar, decidir, actuar. <text:s/>Ver el cuadro completo estratégica, pero actúa táctico y rápidamente.</text:p>
      <text:p text:style-name="P6">El miedo, incertidumbre y duda. Es mejor dar que recibir. Entra en el ciclo <text:span text:style-name="T3">Observar, Orientar, decidir, actuar </text:span>de su competencia y envolverlos en su propia confusión.</text:p>
      <text:p text:style-name="P6">Obtener su dinero para nada, y su cambio de forma gratuita. Crear nuevas cosas sólo el tiempo que esas cosas nuevas ofrecen un valor. Estar dispuesto a cambiarlos por cosas que requieren el mismo esfuerzo. Lo que en un principio se creía que necesitaba nunca es lo que realmente se neces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33:57.382751557</meta:creation-date>
    <meta:generator>LibreOffice/4.2.8.2$Linux_X86_64 LibreOffice_project/420m0$Build-2</meta:generator>
    <dc:date>2016-03-01T09:28:50.728272924</dc:date>
    <meta:editing-duration>PT2M26S</meta:editing-duration>
    <meta:editing-cycles>3</meta:editing-cycles>
    <meta:document-statistic meta:table-count="0" meta:image-count="0" meta:object-count="0" meta:page-count="1" meta:paragraph-count="22" meta:word-count="479" meta:character-count="2748" meta:non-whitespace-character-count="2287"/>
  </office:meta>
</office:document-meta>
</file>